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its of Virtue</text:p>
      <text:p text:style-name="P2"/>
      <text:p text:style-name="P1"><text:span text:style-name="T1">Read:</text:span> Colossians 3:1-17 </text:p>
      <text:p text:style-name="P1"/>
      <text:p text:style-name="P1"><text:span text:style-name="T1">Text:</text:span> Philippians 4:8 Finally, brethren, whatsoever things are true, whatsoever things are honest, whatsoever things are just, whatsoever things are pure, whatsoever things are lovely, whatsoever things are of good report; if there be any virtue, and if there be any praise, think on these things.</text:p>
      <text:p text:style-name="P1"/>
      <text:p text:style-name="P1"><text:span text:style-name="T1">Introduction:</text:span> <text:s/>The text verse is one that ends with the main point, being made. <text:s/>The message of the verse and chapter is that if your purpose is to have virtue as a character trait then you must focus your thinking a certain way. <text:s/>If I told you not to think of Tom with a hard hat on you would all have a mental picture of Tom with a hard hat on his head. <text:s/>To try to force your self to stop thinking bad thoughts is an impossible task. However this verse tells us how to have a mind focused on Godly think-ing. <text:s/>One way to distract people from wrong thinking is by providing better things to occupy their mind.</text:p>
      <text:p text:style-name="P1"/>
      <text:p text:style-name="P1"><text:span text:style-name="T1">I. <text:s/>True vs Honest:</text:span> Why do you think that Paul starts off with the words true and honest? <text:s/>Don’t they both mean the same? <text:s/>Well, have you ever told the truth while inferring something other than the truth?</text:p>
      <text:p text:style-name="P1"><text:s text:c="2"/>Someone calls for a job reference and you don’t want to say anything negative that might get back to them but you don’t want to give a good reference; so you say: “Yes, I know them. What kind of worker are they? They’re OK (I guess). <text:s/>Are they punctual? <text:s/>Define punctual. <text:s/>Well most of the time…” you can say that they only said good things but the man on the other end of the phone is sure to scratch them off of his short list.</text:p>
      <text:p text:style-name="P1"><text:s text:c="2"/>This is why when you are sworn in as a witness, in court, they ask you to swear to tell the truth, the whole truth, and nothing but the truth. <text:s/>The court realizes that you can use words that mislead while not actually lying.</text:p>
      <text:p text:style-name="P1"/>
      <text:p text:style-name="P1"><text:span text:style-name="T1">II. Just:</text:span> “Just thinking” is thinking of things that are equitable, innocent and holy. <text:s/>It is a mindset that is characterized by a sense of fairness. <text:s/>The person who thinks “justly” is not self-absorbed. <text:s/>The one with a just mind is one who does not allow bias or prejudice to affect their thinking.</text:p>
      <text:p text:style-name="P1"/>
      <text:p text:style-name="P1"><text:span text:style-name="T1">III. Pure:</text:span> You would be shocked to be able to read the minds of many men and women who are “Godly.” <text:s/>There are some whose minds are a cesspool of impurity. <text:s/>Holiness preachers used to be called “clothes line preachers” because they would rail, from the pulpit about immodest dress. We could use a few preachers today to remind us of what is clean, modest, and chaste. <text:s/>(Johnny Duncan and cheating songs).</text:p>
      <text:p text:style-name="P1"/>
      <text:p text:style-name="P1"><text:span text:style-name="T1">IV. Lovely:</text:span> The word: “lovely” means: “friendly, or acceptable.” Wouldn’t you like it if people were more lovely today? <text:s/>From the kid who lives next door, to the waitress at the restaurant, to the politician who wants your vote, there is a severe lack of lovely people in the world today. <text:s/>Lovely people are the product of lovely thinking.</text:p>
      <text:p text:style-name="P1"/>
      <text:p text:style-name="P1"><text:span text:style-name="T1">V. of Good Report:</text:span> Let's look at it this way: If my thoughts were posted on a screen for the church to see would I be happy? <text:s/>Thinking thoughts that I would be happy for others to see will eliminate a lot of the thinking that permeates the mind of many who walk this planet. <text:s/>This alone would revolutionize the fantasy life of many people who struggle with a wicked thought life.</text:p>
      <text:p text:style-name="P1"/>
      <text:p text:style-name="P1"><text:span text:style-name="T1">Conclude:</text:span> Run the following thoughts by this test.</text:p>
      <text:p text:style-name="P1">“He has hurt me; I want to get even.”</text:p>
      <text:p text:style-name="P1">“I’ve overslept, but I’ve got a headache, I’ll call in sick.”</text:p>
      <text:p text:style-name="P1">“He’s a stud; I’d like to get him alone for awhile.”</text:p>
      <text:p text:style-name="P1">“I’d like to punch her out.”</text:p>
      <text:p text:style-name="P1">“Her outfit is horrible but she’ll be mad if I tell her the truth.”</text:p>
      <text:p text:style-name="P1">“I want to go to that concert on Sunday. <text:s/>I’ll tell the preacher that I’m going to see my sister in Pittsburgh. <text:s/>I’ll stop and see her so it won’t be a lie.”</text:p>
      <text:p text:style-name="P1"><text:s text:c="2"/>How do you stop the wrong thoughts? <text:s/>“Pastor, I try not to think wrong thoughts but the more I try not to think of something the more I think of it.” <text:s/>That’s because you are approaching it from the negative side. <text:s/>From now on instead of trying <text:span text:style-name="T2">not</text:span> to think of wrong things I suggest that you try <text:span text:style-name="T2">to</text:span> think of good things instead. <text:s/>How do you do that? <text:s/>Just try it. <text:s/>A bad thought passes your mind; stop and ask yourself: “What can I focus on that will glorify God? <text:s/>Then; deliberately focus your mind on the new thought that comes to mind. <text:s/>Here’s a scripture to help. <text:s/>II Thessalonians 3:5 "And the Lord direct your hearts into the love of God, and into the patient waiting for Chri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eing Virtuous</dc:title>
    <meta:initial-creator>Joel Tice</meta:initial-creator>
    <meta:creation-date>2006-07-29T19:54:00</meta:creation-date>
    <dc:creator>j </dc:creator>
    <dc:date>2020-11-02T09:43:33.70</dc:date>
    <meta:print-date>2006-07-30T05:16:00</meta:print-date>
    <meta:editing-cycles>9</meta:editing-cycles>
    <meta:editing-duration>PT9H8M25S</meta:editing-duration>
    <meta:generator>OpenOffice/4.1.3$Win32 OpenOffice.org_project/413m1$Build-9783</meta:generator>
    <meta:document-statistic meta:table-count="0" meta:image-count="0" meta:object-count="0" meta:page-count="1" meta:paragraph-count="19" meta:word-count="822" meta:character-count="4370"/>
  </office:meta>
</office:document-meta>
</file>